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6Z25"/>SURAT KEPUTUSAN</text:p>
      <text:p text:style-name="P9">No. / 422 / 454 /Adm.Sek</text:p>
      <text:p text:style-name="P10"/>
      <text:p text:style-name="P11">Berdasarkan :</text:p>
      <text:list xml:id="list288448395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OKTA TRI LESTARI</text:span></text:p>
      <text:p text:style-name="P13"><text:span text:style-name="T2"><text:tab/><text:tab/>Tempat, Tanggal Lahir<text:tab/>: Serang, 15-10-2001</text:span></text:p>
      <text:p text:style-name="P13"><text:span text:style-name="T2"><text:tab/><text:tab/>NISN<text:tab/><text:tab/><text:tab/><text:tab/>: 0016311940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6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6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6Z25"/><text:bookmark-end text:name="_Hlk481362583MailMergeMark2020-05-06T03:21:46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8.598822089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8" meta:character-count="10684" meta:non-whitespace-character-count="93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